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trolUtils.uninitializeControlContext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ControlUtils.destroyControl( Object control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ControlUtils.uninitJavaControls( ServletContext servletContext , PageFlowManagedObject control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ControlUtils.initializeControlContext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ControlUtils.initJavaControls( HttpServletRequest request , HttpServletResponse response , ServletContext servletContext , PageFlowManagedObject control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